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4<text:span text:style-name="T2">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5796132958803194980" text:style-name="L1">
        <text:list-item>
          <text:p text:style-name="P9">3:56.8</text:p>
        </text:list-item>
        <text:list-item>
          <text:p text:style-name="P9">3:53.8</text:p>
        </text:list-item>
        <text:list-item>
          <text:p text:style-name="P9">3:50.8</text:p>
        </text:list-item>
        <text:list-item>
          <text:p text:style-name="P9">3:47.8</text:p>
        </text:list-item>
        <text:list-item>
          <text:p text:style-name="P9">3:45.0</text:p>
        </text:list-item>
        <text:list-item>
          <text:p text:style-name="P9">3:42.2</text:p>
        </text:list-item>
        <text:list-item>
          <text:p text:style-name="P9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6"><text:soft-page-break/>Sat 6/4/16: <text:span text:style-name="T2">4.5 miles</text:span></text:p>
      <text:p text:style-name="P6">I ran on the grassy, hilly athletic field. <text:s/>I ran 2 miles with Mark Ams in 21:09. <text:s/>Then I rested a few minutes and ran 2.5 miles at 8:00/mi in an Allegheny College alumni ru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4T13:27:13.03</dc:date>
    <dc:creator>James Lombardi</dc:creator>
    <meta:editing-duration>PT2H51M</meta:editing-duration>
    <meta:editing-cycles>17</meta:editing-cycles>
    <meta:document-statistic meta:table-count="0" meta:image-count="0" meta:object-count="0" meta:page-count="3" meta:paragraph-count="76" meta:word-count="765" meta:character-count="3846"/>
  </office:meta>
</office:document-meta>
</file>